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ff70" officeooo:paragraph-rsid="0001ff70"/>
    </style:style>
    <style:style style:name="P2" style:family="paragraph" style:parent-style-name="Standard">
      <style:text-properties fo:language="fr" fo:country="FR" officeooo:rsid="0001ff70" officeooo:paragraph-rsid="0002a27c"/>
    </style:style>
    <style:style style:name="P3" style:family="paragraph" style:parent-style-name="Standard">
      <style:text-properties fo:language="fr" fo:country="FR" officeooo:rsid="0001ff70" officeooo:paragraph-rsid="00036e14"/>
    </style:style>
    <style:style style:name="P4" style:family="paragraph" style:parent-style-name="Standard">
      <style:text-properties fo:language="fr" fo:country="FR" officeooo:rsid="0002a27c" officeooo:paragraph-rsid="0002a27c"/>
    </style:style>
    <style:style style:name="P5" style:family="paragraph" style:parent-style-name="Standard">
      <style:text-properties fo:language="fr" fo:country="FR" officeooo:rsid="00036e14" officeooo:paragraph-rsid="00036e14"/>
    </style:style>
    <style:style style:name="P6" style:family="paragraph" style:parent-style-name="Standard">
      <style:text-properties fo:language="fr" fo:country="FR" officeooo:rsid="00051bf0" officeooo:paragraph-rsid="00051bf0"/>
    </style:style>
    <style:style style:name="P7" style:family="paragraph" style:parent-style-name="Standard">
      <style:text-properties fo:language="fr" fo:country="FR" officeooo:rsid="0006a151" officeooo:paragraph-rsid="0006a151"/>
    </style:style>
    <style:style style:name="P8" style:family="paragraph" style:parent-style-name="Standard">
      <style:text-properties fo:language="fr" fo:country="FR" officeooo:rsid="0006e22c" officeooo:paragraph-rsid="0006e22c"/>
    </style:style>
    <style:style style:name="P9" style:family="paragraph" style:parent-style-name="Standard">
      <style:text-properties fo:language="fr" fo:country="FR" officeooo:rsid="00082e9e" officeooo:paragraph-rsid="00082e9e"/>
    </style:style>
    <style:style style:name="P10" style:family="paragraph" style:parent-style-name="Standard">
      <style:text-properties fo:language="fr" fo:country="FR" officeooo:rsid="00082e9e" officeooo:paragraph-rsid="000a1965"/>
    </style:style>
    <style:style style:name="P11" style:family="paragraph" style:parent-style-name="Standard">
      <style:text-properties fo:language="fr" fo:country="FR" officeooo:rsid="000be316" officeooo:paragraph-rsid="000be316"/>
    </style:style>
    <style:style style:name="T1" style:family="text">
      <style:text-properties officeooo:rsid="0001ff70"/>
    </style:style>
    <style:style style:name="T2" style:family="text">
      <style:text-properties officeooo:rsid="0002a27c"/>
    </style:style>
    <style:style style:name="T3" style:family="text">
      <style:text-properties officeooo:rsid="00036e1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a27c" style:font-weight-asian="bold" style:font-weight-complex="bold"/>
    </style:style>
    <style:style style:name="T6" style:family="text">
      <style:text-properties fo:font-weight="bold" officeooo:rsid="00036e14" style:font-weight-asian="bold" style:font-weight-complex="bold"/>
    </style:style>
    <style:style style:name="T7" style:family="text">
      <style:text-properties fo:font-weight="bold" officeooo:rsid="00051bf0" style:font-weight-asian="bold" style:font-weight-complex="bold"/>
    </style:style>
    <style:style style:name="T8" style:family="text">
      <style:text-properties fo:font-weight="bold" officeooo:rsid="000dafe9" style:font-weight-asian="bold" style:font-weight-complex="bold"/>
    </style:style>
    <style:style style:name="T9" style:family="text">
      <style:text-properties officeooo:rsid="00051bf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36e14" style:font-weight-asian="normal" style:font-weight-complex="normal"/>
    </style:style>
    <style:style style:name="T12" style:family="text">
      <style:text-properties fo:font-weight="normal" officeooo:rsid="00051bf0" style:font-weight-asian="normal" style:font-weight-complex="normal"/>
    </style:style>
    <style:style style:name="T13" style:family="text">
      <style:text-properties fo:font-weight="normal" officeooo:rsid="0006e22c" style:font-weight-asian="normal" style:font-weight-complex="normal"/>
    </style:style>
    <style:style style:name="T14" style:family="text">
      <style:text-properties fo:font-weight="normal" officeooo:rsid="000be316" style:font-weight-asian="normal" style:font-weight-complex="normal"/>
    </style:style>
    <style:style style:name="T15" style:family="text">
      <style:text-properties fo:font-weight="normal" officeooo:rsid="000dafe9" style:font-weight-asian="normal" style:font-weight-complex="normal"/>
    </style:style>
    <style:style style:name="T16" style:family="text">
      <style:text-properties fo:font-weight="normal" fo:background-color="#eeeeee" loext:char-shading-value="0" style:font-weight-asian="normal" style:font-weight-complex="normal"/>
    </style:style>
    <style:style style:name="T17" style:family="text">
      <style:text-properties fo:font-weight="normal" officeooo:rsid="000be316" fo:background-color="#eeeeee" loext:char-shading-value="0" style:font-weight-asian="normal" style:font-weight-complex="normal"/>
    </style:style>
    <style:style style:name="T18" style:family="text">
      <style:text-properties fo:background-color="#eeeeee" loext:char-shading-value="0"/>
    </style:style>
    <style:style style:name="T19" style:family="text">
      <style:text-properties officeooo:rsid="000daf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ivi de Projet</text:p>
      <text:p text:style-name="P2"/>
      <text:p text:style-name="P1">Dans un premier temps affichage des documents afin de reperer les informations utiles et leur formatage.</text:p>
      <text:p text:style-name="P1"/>
      <text:p text:style-name="P4">Fichier <text:span text:style-name="T1">clusterqueue.log :</text:span></text:p>
      <text:p text:style-name="P4"/>
      <text:p text:style-name="P11">Pour INFO : dans un souci de lisibilite <text:span text:style-name="T19">et d</text:span>’espace, <text:span text:style-name="T19">je vais limiter l’affichage du resultat renvoyé par l’interpreteur de commandes, a 3 lignes avec l’utilisation d’un </text:span><text:span text:style-name="T8">|head -3 </text:span><text:span text:style-name="T15">a la fin de chaque commande.</text:span></text:p>
      <text:p text:style-name="P4"/>
      <text:p text:style-name="P2">roberto@debian10-64:~/Projet_Unix/logs$ cat clusterqueue.log |head -3 </text:p>
      <text:p text:style-name="P2">Pegase : Job queue : Job 14325 started on 1 nodes </text:p>
      <text:p text:style-name="P1">2019 sep 01 10:40:45 Pegase : Job queue : Job 14327 finished</text:p>
      <text:p text:style-name="P1">2019 sep 01 10:40:47 Pegase : Job queue : Job 14328 started on 2 nodes</text:p>
      <text:p text:style-name="P1"/>
      <text:p text:style-name="P4">Fichier j<text:span text:style-name="T1">ob_launched.log :</text:span></text:p>
      <text:p text:style-name="P1"/>
      <text:p text:style-name="P1">roberto@debian10-64:~/Projet_Unix/logs$ <text:span text:style-name="T18">cat job_launched.log |head -3</text:span></text:p>
      <text:p text:style-name="P1">1567297794 Nouveau job 14325 lance par jean, le temps demande est de 14400 sur 1 noeuds</text:p>
      <text:p text:style-name="P1">1567310991 Nouveau job 14326 lance par jean, le temps demande est de 3600 sur 1 noeuds</text:p>
      <text:p text:style-name="P1">1567318389 Nouveau job 14327 lance par nathalie, le temps demande est de 10800 sur 4 noeuds</text:p>
      <text:p text:style-name="P1"/>
      <text:p text:style-name="P1"/>
      <text:p text:style-name="P2">Dans le document example on peux constater que les utilisateur sont a la base des informations a extraire et traiter, on va donc commencer par recupere<text:span text:style-name="T3">r </text:span>nos utilisateurs.</text:p>
      <text:p text:style-name="P2"/>
      <text:p text:style-name="P3"><text:span text:style-name="T3">Les </text:span>utilisateurs <text:span text:style-name="T3">sont affichées dans le fichier jobs, ce fichier est composé de plusieur lignes, chaque ligne est compsé de plusieurs chaines de caracteres separées par des espaces.</text:span></text:p>
      <text:p text:style-name="P5">Il faut recuperer le champ qui nos interesse « utilisateurs » qui ce trouve en septieme position.</text:p>
      <text:p text:style-name="P1"><text:span text:style-name="T3">Pour l’obtenir on lit le fichier avec la commande </text:span><text:span text:style-name="T6">cat</text:span><text:span text:style-name="T11">, </text:span><text:span text:style-name="T12">et on redirige l</text:span><text:span text:style-name="T11">e </text:span>resultat vers <text:span text:style-name="T9">la</text:span> commande <text:span text:style-name="T4">cut</text:span>, pour decouper la ligne suivant le caract<text:span text:style-name="T2">è</text:span>re espace <text:span text:style-name="T4">-d " "</text:span> , et s<text:span text:style-name="T2">é</text:span>lectionner le champ num<text:span text:style-name="T2">é</text:span>ro <text:span text:style-name="T2">7</text:span> (<text:span text:style-name="T4">-f</text:span><text:span text:style-name="T5">7</text:span>)</text:p>
      <text:p text:style-name="P1"/>
      <text:p text:style-name="P1">roberto@debian10-64:~/Projet_Unix/logs$ <text:span text:style-name="T18">cat job_launched.log |cut -d " " -f 7 |head -5</text:span></text:p>
      <text:p text:style-name="P1">jean,</text:p>
      <text:p text:style-name="P1">jean,</text:p>
      <text:p text:style-name="P1">nathalie,</text:p>
      <text:p text:style-name="P1">jules2,</text:p>
      <text:p text:style-name="P1">bruno,</text:p>
      <text:p text:style-name="P1"/>
      <text:p text:style-name="P6">Suite a la commande <text:span text:style-name="T4">cat job_launched.log |cut -d " " -f 7</text:span> on obtients une liste desordonné et avec des doublons d’utiisateurs .</text:p>
      <text:p text:style-name="P7">Il faut eliminer les doublons et ordonner cette liste, pour ce faire on redirige <text:s/>la sortie standart de la commande <text:s/><text:span text:style-name="T7">cat job_launched.log |cut -d " " -f 7 </text:span><text:span text:style-name="T10">vers l’entrée de la commande </text:span><text:span text:style-name="T4">sort, </text:span><text:span text:style-name="T10">pour trier le resultat par ordre alphabetique, </text:span><text:span text:style-name="T13">et </text:span><text:span text:style-name="T4">-u </text:span><text:span text:style-name="T10">pour eliminer les doublons.</text:span></text:p>
      <text:p text:style-name="P7"><text:span text:style-name="T10"/></text:p>
      <text:p text:style-name="P7"><text:span text:style-name="T10">roberto@debian10-64:~/Projet_Unix/logs$ </text:span><text:span text:style-name="T16">cat job_launched.log |cut -d " " -f 7 |sort -u |head -3</text:span></text:p>
      <text:p text:style-name="P7"><text:span text:style-name="T10">antoine,</text:span></text:p>
      <text:p text:style-name="P7"><text:span text:style-name="T10">arthur,</text:span></text:p>
      <text:p text:style-name="P7"><text:span text:style-name="T10">bruno,</text:span></text:p>
      <text:p text:style-name="P1"/>
      <text:p text:style-name="P8"><text:soft-page-break/>Le resultat obtenu est presque bon a une virgule pres, a la fin du prenom des utilisateur il y a une virgule qu’il faut eliminer.</text:p>
      <text:p text:style-name="P9">Pour eliminer la virgule il faut diriger le resultet de la commande <text:span text:style-name="T7">cat job_launched.log |cut -d " " -f 7</text:span><text:span text:style-name="T9"> </text:span>vers la commande <text:span text:style-name="T4">tr</text:span><text:span text:style-name="T10"> avec l’option </text:span><text:span text:style-name="T4">-d </text:span><text:span text:style-name="T10">pour suprimer.</text:span></text:p>
      <text:p text:style-name="P9"><text:span text:style-name="T10">roberto@debian10-64:~/Projet_Unix/logs$ </text:span><text:span text:style-name="T16">cat job_launched.log |cut -d " " -f 7 |sort -u |tr -d "," |head -3</text:span></text:p>
      <text:p text:style-name="P9"><text:span text:style-name="T10">antoine</text:span></text:p>
      <text:p text:style-name="P9"><text:span text:style-name="T10">arthur</text:span></text:p>
      <text:p text:style-name="P9"><text:span text:style-name="T10">bruno</text:span></text:p>
      <text:p text:style-name="P9"><text:span text:style-name="T10"/></text:p>
      <text:p text:style-name="P9"><text:span text:style-name="T10">Voilà une liste d’utilisateur sans doublons et trié par ordre alphabetique, derniere etape créer un fichier avec ces uttilisateurs afin de pouvoir les utiliser plus tard.</text:span></text:p>
      <text:p text:style-name="P10"><text:span text:style-name="T10">Le resultat de la commande </text:span><text:span text:style-name="T16">cat job_launched.log |cut -d " " -f 7 |sort -u |tr -d "," |head -3</text:span><text:span text:style-name="T10"> est redirige vers le fichier users,</text:span><text:span text:style-name="T14">qui va etre sur le dossie working.</text:span></text:p>
      <text:p text:style-name="P10"><text:span text:style-name="T14"/></text:p>
      <text:p text:style-name="P10"><text:span text:style-name="T14">roberto@debian10-64:~/Projet_Unix/logs$ </text:span><text:span text:style-name="T17">cat job_launched.log |cut -d " " -f 7 |sort -u |tr -d "," &gt; ../working/users</text:span></text:p>
      <text:p text:style-name="P10"><text:span text:style-name="T14"/></text:p>
      <text:p text:style-name="P11"><text:span text:style-name="T14">L</text:span><text:span text:style-name="T10">e fichier users a bien ête crée et rempli dans le dossier working</text:span></text:p>
      <text:p text:style-name="P10"><text:span text:style-name="T14">roberto@debian10-64:~/Projet_Unix/logs$ </text:span><text:span text:style-name="T17">cat ../working/users |head -3</text:span></text:p>
      <text:p text:style-name="P10"><text:span text:style-name="T14">antoine</text:span></text:p>
      <text:p text:style-name="P10"><text:span text:style-name="T14">arthur</text:span></text:p>
      <text:p text:style-name="P10"><text:span text:style-name="T14">bruno</text:span></text:p>
      <text:p text:style-name="P1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06:48:48.476629990</meta:creation-date>
    <dc:date>2019-11-09T08:31:52.904404373</dc:date>
    <meta:editing-duration>PT9M2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43" meta:word-count="537" meta:character-count="3254" meta:non-whitespace-character-count="2756"/>
  </office:meta>
</office:document-meta>
</file>